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roxima Nova" svg:font-family="'Proxima Nova'"/>
    <style:font-face style:name="Arial Unicode MS1" svg:font-family="'Arial Unicode MS'" style:font-family-generic="swiss"/>
    <style:font-face style:name="Liberation Serif" svg:font-family="'Liberation Serif'" style:font-family-generic="roman" style:font-pitch="variable"/>
    <style:font-face style:name="Times1" svg:font-family="Times" style:font-family-generic="roman" style:font-pitch="variable"/>
    <style:font-face style:name="Times" svg:font-family="Times" style:font-adornments="Regular" style:font-family-generic="roman" style:font-pitch="variable"/>
    <style:font-face style:name="Helvetica2"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Ligh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Proxima Nova1" svg:font-family="'Proxima Nova'"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5.187cm"/>
    </style:style>
    <style:style style:name="Table1.B" style:family="table-column">
      <style:table-column-properties style:column-width="1.826cm"/>
    </style:style>
    <style:style style:name="Tab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B1" style:family="table-cell">
      <style:table-cell-properties fo:background-color="#eeeeee"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15.187cm"/>
    </style:style>
    <style:style style:name="Table3.B" style:family="table-column">
      <style:table-column-properties style:column-width="1.826cm"/>
    </style:style>
    <style:style style:name="Table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3.B1" style:family="table-cell">
      <style:table-cell-properties fo:background-color="#eeeeee"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none" fo:border-top="none" fo:border-bottom="0.05pt solid #000000"/>
    </style:style>
    <style:style style:name="Table3.B11" style:family="table-cell">
      <style:table-cell-properties fo:padding="0.097cm" fo:border-left="0.05pt solid #000000" fo:border-right="0.05pt solid #000000" fo:border-top="none" fo:border-bottom="0.05pt solid #000000"/>
    </style:style>
    <style:style style:name="Table3.A12" style:family="table-cell">
      <style:table-cell-properties fo:padding="0.097cm" fo:border-left="0.05pt solid #000000" fo:border-right="none" fo:border-top="none" fo:border-bottom="0.05pt solid #000000"/>
    </style:style>
    <style:style style:name="Table3.B12" style:family="table-cell">
      <style:table-cell-properties fo:padding="0.097cm" fo:border-left="0.05pt solid #000000" fo:border-right="0.05pt solid #000000" fo:border-top="none" fo:border-bottom="0.05pt solid #000000"/>
    </style:style>
    <style:style style:name="Table3.A13" style:family="table-cell">
      <style:table-cell-properties fo:background-color="#eeeeee" fo:padding="0.097cm" fo:border-left="0.05pt solid #000000" fo:border-right="none" fo:border-top="none" fo:border-bottom="0.05pt solid #000000">
        <style:background-image/>
      </style:table-cell-properties>
    </style:style>
    <style:style style:name="Table3.B13"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15.187cm"/>
    </style:style>
    <style:style style:name="Table2.B" style:family="table-column">
      <style:table-column-properties style:column-width="1.826cm"/>
    </style:style>
    <style:style style:name="Tab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2.B1" style:family="table-cell">
      <style:table-cell-properties fo:background-color="#eeeeee"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Helvetica2" fo:font-size="8pt" style:font-size-asian="7pt" style:font-size-complex="8pt"/>
    </style:style>
    <style:style style:name="P2" style:family="paragraph" style:parent-style-name="Header">
      <style:paragraph-properties fo:text-align="start" style:justify-single-word="false"/>
      <style:text-properties style:font-name="Helvetica2" fo:font-size="8pt" style:font-size-asian="7pt" style:font-size-complex="8pt"/>
    </style:style>
    <style:style style:name="P3" style:family="paragraph" style:parent-style-name="Table_20_Contents">
      <style:paragraph-properties fo:line-height="150%"/>
      <style:text-properties style:font-name="Helvetica2" fo:font-size="11pt" officeooo:rsid="001a508a" officeooo:paragraph-rsid="00262a29"/>
    </style:style>
    <style:style style:name="P4" style:family="paragraph" style:parent-style-name="Table_20_Contents">
      <style:text-properties style:font-name="Helvetica2" fo:font-size="11pt" officeooo:rsid="001a508a" officeooo:paragraph-rsid="00262a29"/>
    </style:style>
    <style:style style:name="P5" style:family="paragraph" style:parent-style-name="Table_20_Contents">
      <style:text-properties style:font-name="Helvetica2" fo:font-size="11pt" officeooo:rsid="001ae90d" officeooo:paragraph-rsid="00262a29"/>
    </style:style>
    <style:style style:name="P6" style:family="paragraph" style:parent-style-name="Table_20_Contents">
      <style:text-properties style:font-name="Helvetica2" fo:font-size="11pt" officeooo:rsid="001ae90d" officeooo:paragraph-rsid="0028547a"/>
    </style:style>
    <style:style style:name="P7" style:family="paragraph" style:parent-style-name="Table_20_Contents">
      <style:text-properties style:font-name="Helvetica2" fo:font-size="11pt" officeooo:rsid="0028547a" officeooo:paragraph-rsid="0028547a"/>
    </style:style>
    <style:style style:name="P8" style:family="paragraph" style:parent-style-name="Table_20_Contents">
      <style:paragraph-properties fo:line-height="150%"/>
      <style:text-properties style:font-name="Times" fo:font-size="11pt" officeooo:rsid="001dab9e" officeooo:paragraph-rsid="00262a29"/>
    </style:style>
    <style:style style:name="P9" style:family="paragraph" style:parent-style-name="Table_20_Contents">
      <style:paragraph-properties fo:line-height="150%"/>
      <style:text-properties style:font-name="Times" fo:font-size="11pt" officeooo:rsid="002929b2" officeooo:paragraph-rsid="00262a29"/>
    </style:style>
    <style:style style:name="P10" style:family="paragraph" style:parent-style-name="Table_20_Contents">
      <style:paragraph-properties fo:line-height="150%"/>
      <style:text-properties style:font-name="Times" fo:font-size="11pt" officeooo:rsid="002929b2" officeooo:paragraph-rsid="002703f0"/>
    </style:style>
    <style:style style:name="P11" style:family="paragraph" style:parent-style-name="Table_20_Contents">
      <style:text-properties style:font-name="Times" fo:font-size="11pt" officeooo:paragraph-rsid="00262a29"/>
    </style:style>
    <style:style style:name="P12" style:family="paragraph" style:parent-style-name="Table_20_Contents">
      <style:paragraph-properties fo:line-height="150%"/>
      <style:text-properties style:font-name="Times" fo:font-size="11pt" officeooo:rsid="00262a29" officeooo:paragraph-rsid="00262a29"/>
    </style:style>
    <style:style style:name="P13" style:family="paragraph" style:parent-style-name="Table_20_Contents">
      <style:paragraph-properties fo:line-height="150%"/>
      <style:text-properties style:font-name="Times" fo:font-size="11pt" officeooo:rsid="001fc11a" officeooo:paragraph-rsid="00262a29"/>
    </style:style>
    <style:style style:name="P14" style:family="paragraph" style:parent-style-name="Table_20_Contents">
      <style:paragraph-properties fo:line-height="150%"/>
      <style:text-properties style:font-name="Times" fo:font-size="11pt" officeooo:rsid="00222ea2" officeooo:paragraph-rsid="00262a29"/>
    </style:style>
    <style:style style:name="P15" style:family="paragraph" style:parent-style-name="Table_20_Contents">
      <style:paragraph-properties fo:line-height="150%"/>
      <style:text-properties style:font-name="Times" fo:font-size="11pt" officeooo:rsid="002c7e3c" officeooo:paragraph-rsid="00262a29"/>
    </style:style>
    <style:style style:name="P16" style:family="paragraph" style:parent-style-name="Table_20_Contents">
      <style:paragraph-properties fo:line-height="150%"/>
      <style:text-properties style:font-name="Times" fo:font-size="11pt" officeooo:rsid="002d6586" officeooo:paragraph-rsid="00262a29"/>
    </style:style>
    <style:style style:name="P17" style:family="paragraph" style:parent-style-name="Table_20_Contents">
      <style:paragraph-properties fo:line-height="150%"/>
      <style:text-properties style:font-name="Times" fo:font-size="11pt" officeooo:rsid="0023fd6d" officeooo:paragraph-rsid="0028547a"/>
    </style:style>
    <style:style style:name="P18" style:family="paragraph" style:parent-style-name="Table_20_Contents">
      <style:paragraph-properties fo:line-height="150%"/>
      <style:text-properties style:font-name="Times" fo:font-size="11pt" officeooo:rsid="002f24d9" officeooo:paragraph-rsid="00262a29"/>
    </style:style>
    <style:style style:name="P19" style:family="paragraph" style:parent-style-name="Table_20_Contents">
      <style:paragraph-properties fo:line-height="150%"/>
      <style:text-properties style:font-name="Times" fo:font-size="11pt" officeooo:rsid="00255a50" officeooo:paragraph-rsid="00262a29"/>
    </style:style>
    <style:style style:name="P20" style:family="paragraph" style:parent-style-name="Table_20_Contents">
      <style:paragraph-properties fo:line-height="150%"/>
      <style:text-properties style:font-name="Times" fo:font-size="11pt" fo:font-style="italic" officeooo:rsid="002af9a0" officeooo:paragraph-rsid="00262a29" style:font-style-asian="italic" style:font-style-complex="italic"/>
    </style:style>
    <style:style style:name="P21" style:family="paragraph" style:parent-style-name="Table_20_Contents">
      <style:text-properties style:font-name="Times" fo:font-size="11pt" officeooo:paragraph-rsid="0028547a"/>
    </style:style>
    <style:style style:name="P22" style:family="paragraph" style:parent-style-name="Table_20_Contents">
      <style:paragraph-properties fo:line-height="150%"/>
      <style:text-properties style:font-name="Times" fo:font-size="11pt" officeooo:rsid="0028547a" officeooo:paragraph-rsid="0028547a"/>
    </style:style>
    <style:style style:name="P23" style:family="paragraph" style:parent-style-name="Heading_20_2">
      <style:text-properties fo:font-weight="bold" officeooo:rsid="0022f243" officeooo:paragraph-rsid="0022f243" style:font-weight-asian="bold" style:font-weight-complex="bold"/>
    </style:style>
    <style:style style:name="P24" style:family="paragraph" style:parent-style-name="Heading_20_2">
      <style:text-properties fo:font-weight="bold" officeooo:rsid="00249c6e" officeooo:paragraph-rsid="00249c6e" style:font-weight-asian="bold" style:font-weight-complex="bold"/>
    </style:style>
    <style:style style:name="P25" style:family="paragraph" style:parent-style-name="Heading_20_2">
      <style:text-properties officeooo:rsid="00249c6e" officeooo:paragraph-rsid="00249c6e"/>
    </style:style>
    <style:style style:name="P26" style:family="paragraph" style:parent-style-name="Heading_20_3">
      <style:text-properties officeooo:rsid="003347b8" officeooo:paragraph-rsid="0028547a"/>
    </style:style>
    <style:style style:name="P27" style:family="paragraph" style:parent-style-name="Heading_20_1">
      <style:paragraph-properties fo:line-height="150%"/>
      <style:text-properties officeooo:rsid="0022f243" officeooo:paragraph-rsid="0022f243"/>
    </style:style>
    <style:style style:name="P28" style:family="paragraph" style:parent-style-name="Text_20_body">
      <style:paragraph-properties fo:line-height="150%"/>
      <style:text-properties officeooo:paragraph-rsid="00262a29"/>
    </style:style>
    <style:style style:name="P29" style:family="paragraph" style:parent-style-name="Text_20_body">
      <style:text-properties officeooo:paragraph-rsid="0022f243"/>
    </style:style>
    <style:style style:name="P30" style:family="paragraph" style:parent-style-name="Text_20_body">
      <style:paragraph-properties fo:line-height="150%"/>
      <style:text-properties officeooo:rsid="00249c6e" officeooo:paragraph-rsid="00249c6e"/>
    </style:style>
    <style:style style:name="P31" style:family="paragraph" style:parent-style-name="Text_20_body">
      <style:paragraph-properties fo:line-height="150%"/>
      <style:text-properties fo:color="#000000" style:font-name="Times1" fo:font-size="11pt" officeooo:rsid="003232d3" officeooo:paragraph-rsid="00249c6e" style:font-name-asian="Proxima Nova1" style:font-size-asian="11pt" style:font-name-complex="Proxima Nova1" style:font-size-complex="11pt"/>
    </style:style>
    <style:style style:name="P32" style:family="paragraph" style:parent-style-name="Text_20_body">
      <style:paragraph-properties fo:line-height="150%"/>
      <style:text-properties fo:color="#000000" style:font-name="Times1" fo:font-size="11pt" officeooo:rsid="0027f120" officeooo:paragraph-rsid="0027f120" style:font-name-asian="Proxima Nova1" style:font-size-asian="11pt" style:font-name-complex="Proxima Nova1" style:font-size-complex="11pt"/>
    </style:style>
    <style:style style:name="P33" style:family="paragraph" style:parent-style-name="Text_20_body">
      <style:text-properties officeooo:paragraph-rsid="00249c6e"/>
    </style:style>
    <style:style style:name="P34" style:family="paragraph" style:parent-style-name="Text_20_body">
      <style:paragraph-properties fo:line-height="150%"/>
      <style:text-properties officeooo:rsid="0024ec7e" officeooo:paragraph-rsid="00262a29"/>
    </style:style>
    <style:style style:name="P35" style:family="paragraph" style:parent-style-name="Text_20_body">
      <style:text-properties officeooo:rsid="00262a29" officeooo:paragraph-rsid="00262a29"/>
    </style:style>
    <style:style style:name="P36" style:family="paragraph" style:parent-style-name="Text_20_body">
      <style:paragraph-properties fo:line-height="150%"/>
      <style:text-properties fo:font-style="italic" officeooo:rsid="002678d9" officeooo:paragraph-rsid="00262a29" style:font-style-asian="italic" style:font-style-complex="italic"/>
    </style:style>
    <style:style style:name="P37" style:family="paragraph" style:parent-style-name="Text_20_body">
      <style:paragraph-properties fo:line-height="150%"/>
      <style:text-properties fo:font-style="italic" officeooo:paragraph-rsid="00262a29" style:font-style-asian="italic" style:font-style-complex="italic"/>
    </style:style>
    <style:style style:name="P38" style:family="paragraph" style:parent-style-name="Text_20_body">
      <style:paragraph-properties fo:line-height="150%"/>
      <style:text-properties fo:font-style="italic" officeooo:paragraph-rsid="0031d957" style:font-style-asian="italic" style:font-style-complex="italic"/>
    </style:style>
    <style:style style:name="P39" style:family="paragraph" style:parent-style-name="Text_20_body">
      <style:paragraph-properties fo:line-height="150%"/>
      <style:text-properties fo:font-style="italic" officeooo:rsid="0031d957" officeooo:paragraph-rsid="0031d957" style:font-style-asian="italic" style:font-style-complex="italic"/>
    </style:style>
    <style:style style:name="P40" style:family="paragraph" style:parent-style-name="Text_20_body">
      <style:paragraph-properties fo:line-height="150%"/>
      <style:text-properties fo:font-style="italic" fo:font-weight="bold" officeooo:rsid="0031d957" officeooo:paragraph-rsid="0031d957" style:font-style-asian="italic" style:font-weight-asian="bold" style:font-style-complex="italic" style:font-weight-complex="bold"/>
    </style:style>
    <style:style style:name="P41" style:family="paragraph" style:parent-style-name="Text_20_body">
      <style:paragraph-properties fo:line-height="150%"/>
      <style:text-properties officeooo:rsid="00293b95" officeooo:paragraph-rsid="00293b95"/>
    </style:style>
    <style:style style:name="P42" style:family="paragraph" style:parent-style-name="Text_20_body">
      <style:paragraph-properties fo:line-height="150%"/>
      <style:text-properties officeooo:rsid="0030796e" officeooo:paragraph-rsid="0030796e"/>
    </style:style>
    <style:style style:name="P43" style:family="paragraph" style:parent-style-name="Text_20_body">
      <style:paragraph-properties fo:line-height="150%"/>
      <style:text-properties officeooo:rsid="0030a42a" officeooo:paragraph-rsid="0030a42a"/>
    </style:style>
    <style:style style:name="P44" style:family="paragraph" style:parent-style-name="Text_20_body">
      <style:paragraph-properties fo:line-height="150%"/>
      <style:text-properties officeooo:rsid="003173b8" officeooo:paragraph-rsid="003173b8"/>
    </style:style>
    <style:style style:name="P45" style:family="paragraph" style:parent-style-name="Text_20_body">
      <style:paragraph-properties fo:line-height="150%"/>
      <style:text-properties style:text-underline-style="none" fo:font-weight="normal" officeooo:rsid="003173b8" officeooo:paragraph-rsid="003173b8" style:font-weight-asian="normal" style:font-weight-complex="normal"/>
    </style:style>
    <style:style style:name="P46" style:family="paragraph" style:parent-style-name="Text_20_body">
      <style:paragraph-properties fo:line-height="150%"/>
      <style:text-properties officeooo:rsid="0031d957" officeooo:paragraph-rsid="0031d957"/>
    </style:style>
    <style:style style:name="P47" style:family="paragraph" style:parent-style-name="Standard">
      <style:paragraph-properties fo:line-height="150%"/>
      <style:text-properties fo:font-style="italic" style:text-underline-style="none" fo:font-weight="normal" officeooo:rsid="001c2118" officeooo:paragraph-rsid="00262a29" style:font-style-asian="italic" style:font-weight-asian="normal" style:font-style-complex="italic" style:font-weight-complex="normal"/>
    </style:style>
    <style:style style:name="P48" style:family="paragraph" style:parent-style-name="Standard">
      <style:paragraph-properties fo:line-height="150%"/>
      <style:text-properties officeooo:rsid="001a508a" officeooo:paragraph-rsid="00262a29"/>
    </style:style>
    <style:style style:name="P49" style:family="paragraph" style:parent-style-name="Standard">
      <style:text-properties officeooo:paragraph-rsid="0028547a"/>
    </style:style>
    <style:style style:name="P50" style:family="paragraph" style:parent-style-name="Standard">
      <style:paragraph-properties fo:line-height="150%"/>
      <style:text-properties style:font-name="Times1" fo:font-style="italic" fo:font-weight="normal" officeooo:rsid="00293b95" officeooo:paragraph-rsid="002d5abb" style:font-style-asian="italic" style:font-style-complex="italic"/>
    </style:style>
    <style:style style:name="P51" style:family="paragraph" style:parent-style-name="Standard">
      <style:paragraph-properties fo:line-height="150%"/>
      <style:text-properties style:font-name="Times1" fo:font-style="italic" fo:font-weight="normal" officeooo:rsid="002ded7c" officeooo:paragraph-rsid="002ded7c" style:font-style-asian="italic" style:font-style-complex="italic"/>
    </style:style>
    <style:style style:name="P52" style:family="paragraph" style:parent-style-name="Standard">
      <style:paragraph-properties fo:line-height="150%"/>
      <style:text-properties style:font-name="Times1" fo:font-style="italic" fo:font-weight="normal" officeooo:rsid="0030796e" officeooo:paragraph-rsid="0030796e" style:font-style-asian="italic" style:font-style-complex="italic"/>
    </style:style>
    <style:style style:name="P53" style:family="paragraph" style:parent-style-name="Standard">
      <style:paragraph-properties fo:line-height="150%"/>
      <style:text-properties style:font-name="Times1" fo:font-weight="bold" officeooo:rsid="003c8059" officeooo:paragraph-rsid="002ba44f" style:font-weight-asian="bold" style:font-weight-complex="bold"/>
    </style:style>
    <style:style style:name="P54" style:family="paragraph" style:parent-style-name="Standard">
      <style:paragraph-properties fo:margin-top="0cm" fo:margin-bottom="0.353cm" loext:contextual-spacing="false" fo:line-height="150%" fo:orphans="0" fo:widows="0"/>
      <style:text-properties fo:color="#000000" style:font-name="Times1" fo:font-size="11pt" officeooo:rsid="00222a07" officeooo:paragraph-rsid="00249c6e" style:font-name-asian="Proxima Nova1" style:font-size-asian="11pt" style:font-name-complex="Proxima Nova1" style:font-size-complex="11pt"/>
    </style:style>
    <style:style style:name="P55" style:family="paragraph" style:parent-style-name="Standard">
      <style:paragraph-properties fo:margin-top="0cm" fo:margin-bottom="0.353cm" loext:contextual-spacing="false" fo:line-height="150%" fo:orphans="0" fo:widows="0"/>
      <style:text-properties fo:color="#000000" style:font-name="Times1" fo:font-size="11pt" officeooo:rsid="0027f120" officeooo:paragraph-rsid="0027f120" style:font-name-asian="Proxima Nova1" style:font-size-asian="11pt" style:font-name-complex="Proxima Nova1" style:font-size-complex="11pt"/>
    </style:style>
    <style:style style:name="P56" style:family="paragraph" style:parent-style-name="Standard">
      <style:paragraph-properties fo:margin-top="0.353cm" fo:margin-bottom="0cm" loext:contextual-spacing="false" fo:line-height="150%"/>
      <style:text-properties fo:color="#353744" style:font-name="Times1" fo:font-style="italic" style:text-underline-style="none" fo:font-weight="normal" officeooo:rsid="00369ed0" officeooo:paragraph-rsid="0028547a" style:font-name-asian="Proxima Nova1" style:font-style-asian="italic" style:font-weight-asian="normal" style:font-name-complex="Proxima Nova1" style:font-style-complex="italic" style:font-weight-complex="normal"/>
    </style:style>
    <style:style style:name="T1" style:family="text">
      <style:text-properties officeooo:rsid="001e4499"/>
    </style:style>
    <style:style style:name="T2" style:family="text">
      <style:text-properties officeooo:rsid="0022f243"/>
    </style:style>
    <style:style style:name="T3" style:family="text">
      <style:text-properties fo:font-weight="bold" officeooo:rsid="0022f243" style:font-weight-asian="bold" style:font-weight-complex="bold"/>
    </style:style>
    <style:style style:name="T4" style:family="text">
      <style:text-properties fo:font-weight="bold" officeooo:rsid="003232d3" style:font-weight-asian="bold" style:font-weight-complex="bold"/>
    </style:style>
    <style:style style:name="T5" style:family="text">
      <style:text-properties fo:color="#000000"/>
    </style:style>
    <style:style style:name="T6" style:family="text">
      <style:text-properties fo:color="#000000" style:font-name="Times1" fo:font-size="11pt" style:font-name-asian="Proxima Nova1" style:font-size-asian="11pt" style:font-name-complex="Proxima Nova1" style:font-size-complex="11pt"/>
    </style:style>
    <style:style style:name="T7" style:family="text">
      <style:text-properties fo:color="#000000" style:font-name="Times1" fo:font-size="11pt" officeooo:rsid="00222a07" style:font-name-asian="Proxima Nova1" style:font-size-asian="11pt" style:font-name-complex="Proxima Nova1" style:font-size-complex="11pt"/>
    </style:style>
    <style:style style:name="T8" style:family="text">
      <style:text-properties fo:color="#000000" style:font-name="Times1" fo:font-size="11pt" officeooo:rsid="00318477" style:font-name-asian="Proxima Nova1" style:font-size-asian="11pt" style:font-name-complex="Proxima Nova1" style:font-size-complex="11pt"/>
    </style:style>
    <style:style style:name="T9" style:family="text">
      <style:text-properties fo:color="#000000" style:font-name="Times1" fo:font-size="11pt" style:text-underline-style="solid" style:text-underline-width="auto" style:text-underline-color="font-color" fo:font-weight="bold" officeooo:rsid="00318477" style:font-name-asian="Proxima Nova1" style:font-size-asian="11pt" style:font-weight-asian="bold" style:font-name-complex="Proxima Nova1" style:font-size-complex="11pt" style:font-weight-complex="bold"/>
    </style:style>
    <style:style style:name="T10" style:family="text">
      <style:text-properties fo:color="#000000" style:font-name="Times1" fo:font-size="11pt" fo:font-weight="bold" officeooo:rsid="00318477" style:font-name-asian="Proxima Nova1" style:font-size-asian="11pt" style:font-weight-asian="bold" style:font-name-complex="Proxima Nova1" style:font-size-complex="11pt" style:font-weight-complex="bold"/>
    </style:style>
    <style:style style:name="T11" style:family="text">
      <style:text-properties fo:color="#000000" style:font-name="Times1" fo:font-size="11pt" fo:font-weight="normal" officeooo:rsid="00318477" style:font-name-asian="Proxima Nova1" style:font-size-asian="11pt" style:font-weight-asian="normal" style:font-name-complex="Proxima Nova1" style:font-size-complex="11pt" style:font-weight-complex="normal"/>
    </style:style>
    <style:style style:name="T12" style:family="text">
      <style:text-properties fo:color="#000000" style:font-name="Times1" fo:font-size="11pt" fo:font-weight="normal" officeooo:rsid="0031ddf0" style:font-name-asian="Proxima Nova1" style:font-size-asian="11pt" style:font-weight-asian="normal" style:font-name-complex="Proxima Nova1" style:font-size-complex="11pt" style:font-weight-complex="normal"/>
    </style:style>
    <style:style style:name="T13" style:family="text">
      <style:text-properties fo:color="#000000" style:font-name="Times1" fo:font-size="11pt" fo:font-style="normal" officeooo:rsid="003347b8" style:font-name-asian="Proxima Nova1" style:font-size-asian="11pt" style:font-style-asian="normal" style:font-name-complex="Proxima Nova1" style:font-size-complex="11pt" style:font-style-complex="normal"/>
    </style:style>
    <style:style style:name="T14" style:family="text">
      <style:text-properties fo:color="#000000" style:font-name="Times1" fo:font-size="11pt" fo:font-style="normal" officeooo:rsid="003b2d76" style:font-name-asian="Proxima Nova1" style:font-size-asian="11pt" style:font-style-asian="normal" style:font-name-complex="Proxima Nova1" style:font-size-complex="11pt" style:font-style-complex="normal"/>
    </style:style>
    <style:style style:name="T15" style:family="text">
      <style:text-properties fo:color="#000000" style:font-name="Times1" fo:font-size="11pt" fo:font-style="normal" officeooo:rsid="0024be0c" style:font-name-asian="Proxima Nova1" style:font-size-asian="11pt" style:font-style-asian="normal" style:font-name-complex="Proxima Nova1" style:font-size-complex="11pt" style:font-style-complex="normal"/>
    </style:style>
    <style:style style:name="T16" style:family="text">
      <style:text-properties fo:color="#000000" style:font-name="Times1" fo:font-size="11pt" fo:font-style="normal" officeooo:rsid="0024ec7e" style:font-name-asian="Proxima Nova1" style:font-size-asian="11pt" style:font-style-asian="normal" style:font-name-complex="Proxima Nova1" style:font-size-complex="11pt" style:font-style-complex="normal"/>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solid" style:text-underline-width="auto" style:text-underline-color="font-color" fo:font-weight="bold" officeooo:rsid="003232d3" style:font-weight-asian="bold" style:font-weight-complex="bold"/>
    </style:style>
    <style:style style:name="T19" style:family="text">
      <style:text-properties style:text-underline-style="solid" style:text-underline-width="auto" style:text-underline-color="font-color" fo:font-weight="bold" officeooo:rsid="0031c06f"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31ddf0" style:font-weight-asian="normal" style:font-weight-complex="normal"/>
    </style:style>
    <style:style style:name="T22" style:family="text">
      <style:text-properties fo:font-weight="normal" officeooo:rsid="003232d3"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1fc11a" style:font-weight-asian="normal" style:font-weight-complex="normal"/>
    </style:style>
    <style:style style:name="T26" style:family="text">
      <style:text-properties style:text-underline-style="none" fo:font-weight="normal" officeooo:rsid="002678d9" style:font-weight-asian="normal" style:font-weight-complex="normal"/>
    </style:style>
    <style:style style:name="T27" style:family="text">
      <style:text-properties style:text-underline-style="none" fo:font-weight="normal" officeooo:rsid="00262a29" style:font-weight-asian="normal" style:font-weight-complex="normal"/>
    </style:style>
    <style:style style:name="T28" style:family="text">
      <style:text-properties style:text-underline-style="none" fo:font-weight="normal" officeooo:rsid="0031c06f" style:font-weight-asian="normal" style:font-weight-complex="normal"/>
    </style:style>
    <style:style style:name="T29" style:family="text">
      <style:text-properties style:text-underline-style="none" fo:font-weight="normal" officeooo:rsid="0031d957" style:font-weight-asian="normal" style:font-weight-complex="normal"/>
    </style:style>
    <style:style style:name="T30" style:family="text">
      <style:text-properties style:text-underline-style="none" fo:font-weight="bold" style:font-weight-asian="bold" style:font-weight-complex="bold"/>
    </style:style>
    <style:style style:name="T31" style:family="text">
      <style:text-properties style:text-underline-style="none" fo:font-weight="bold" officeooo:rsid="002678d9" style:font-weight-asian="bold" style:font-weight-complex="bold"/>
    </style:style>
    <style:style style:name="T32" style:family="text">
      <style:text-properties fo:font-size="11pt" style:text-underline-style="none" fo:font-weight="normal" officeooo:rsid="001fc11a" style:font-size-asian="11pt" style:font-weight-asian="normal" style:font-size-complex="11pt" style:font-weight-complex="normal"/>
    </style:style>
    <style:style style:name="T33" style:family="text">
      <style:text-properties fo:font-size="11pt" style:text-underline-style="none" fo:font-weight="normal" officeooo:rsid="00262a29" style:font-size-asian="11pt" style:font-weight-asian="normal" style:font-size-complex="11pt" style:font-weight-complex="normal"/>
    </style:style>
    <style:style style:name="T34" style:family="text">
      <style:text-properties fo:font-size="11pt" style:text-underline-style="none" fo:font-weight="normal" officeooo:rsid="001c2118" style:font-size-asian="11pt" style:font-weight-asian="normal" style:font-size-complex="11pt" style:font-weight-complex="normal"/>
    </style:style>
    <style:style style:name="T35" style:family="text">
      <style:text-properties fo:font-size="11pt" style:text-underline-style="none" fo:font-weight="normal" officeooo:rsid="001dab9e" style:font-size-asian="11pt" style:font-weight-asian="normal" style:font-size-complex="11pt" style:font-weight-complex="normal"/>
    </style:style>
    <style:style style:name="T36" style:family="text">
      <style:text-properties fo:font-style="italic" style:font-style-asian="italic" style:font-style-complex="italic"/>
    </style:style>
    <style:style style:name="T37" style:family="text">
      <style:text-properties fo:font-style="italic" officeooo:rsid="002ba44f" style:font-style-asian="italic" style:font-style-complex="italic"/>
    </style:style>
    <style:style style:name="T38" style:family="text">
      <style:text-properties fo:font-style="normal" style:font-style-asian="normal" style:font-style-complex="normal"/>
    </style:style>
    <style:style style:name="T39" style:family="text">
      <style:text-properties officeooo:rsid="0029a3bd"/>
    </style:style>
    <style:style style:name="T40" style:family="text">
      <style:text-properties officeooo:rsid="00262a29"/>
    </style:style>
    <style:style style:name="T41" style:family="text">
      <style:text-properties style:font-name="Times" fo:font-size="11pt" style:text-underline-style="none" fo:font-weight="normal" style:font-weight-asian="normal" style:font-weight-complex="normal"/>
    </style:style>
    <style:style style:name="T42" style:family="text">
      <style:text-properties style:font-name="Times" fo:font-size="11pt" officeooo:rsid="0028547a"/>
    </style:style>
    <style:style style:name="T43" style:family="text">
      <style:text-properties style:font-name="Times" fo:font-size="11pt" fo:font-style="normal" style:font-style-asian="normal" style:font-style-complex="normal"/>
    </style:style>
    <style:style style:name="T44" style:family="text">
      <style:text-properties officeooo:rsid="002068a3"/>
    </style:style>
    <style:style style:name="T45" style:family="text">
      <style:text-properties officeooo:rsid="00255a50"/>
    </style:style>
    <style:style style:name="T46" style:family="text">
      <style:text-properties officeooo:rsid="003c0f0d"/>
    </style:style>
    <style:style style:name="T47" style:family="text">
      <style:text-properties officeooo:rsid="002703f0"/>
    </style:style>
    <style:style style:name="T48" style:family="text">
      <style:text-properties officeooo:rsid="0027f120"/>
    </style:style>
    <style:style style:name="T49" style:family="text">
      <style:text-properties officeooo:rsid="0028547a"/>
    </style:style>
    <style:style style:name="T50" style:family="text">
      <style:text-properties officeooo:rsid="003347b8"/>
    </style:style>
    <style:style style:name="T51" style:family="text">
      <style:text-properties officeooo:rsid="002b0e76"/>
    </style:style>
    <style:style style:name="T52" style:family="text">
      <style:text-properties fo:font-variant="normal" fo:text-transform="none" fo:color="#ce181e" style:text-line-through-style="none" style:text-line-through-type="none" fo:font-size="11pt" style:text-underline-style="none" officeooo:rsid="002ded7c" style:text-blinking="false" fo:background-color="transparent" loext:char-shading-value="0" style:font-name-asian="Proxima Nova1" style:font-size-asian="9.60000038146973pt" style:font-weight-asian="normal" style:font-name-complex="Proxima Nova1" style:font-size-complex="11pt" style:font-weight-complex="normal"/>
    </style:style>
    <style:style style:name="T53" style:family="text">
      <style:text-properties fo:font-variant="normal" fo:text-transform="none" fo:color="#ce181e" style:text-line-through-style="none" style:text-line-through-type="none" fo:font-size="11pt" style:text-underline-style="none" officeooo:rsid="003c8059" style:text-blinking="false" fo:background-color="transparent" loext:char-shading-value="0" style:font-name-asian="Proxima Nova1" style:font-size-asian="9.60000038146973pt" style:font-weight-asian="normal" style:font-name-complex="Proxima Nova1" style:font-size-complex="11pt" style:font-weight-complex="normal"/>
    </style:style>
    <style:style style:name="T54" style:family="text">
      <style:text-properties fo:font-variant="normal" fo:text-transform="none" fo:color="#ce181e" style:text-line-through-style="none" style:text-line-through-type="none" fo:font-size="11pt" style:text-underline-style="none" officeooo:rsid="002ba44f" style:text-blinking="false" fo:background-color="transparent" loext:char-shading-value="0" style:font-name-asian="Proxima Nova1" style:font-size-asian="9.60000038146973pt" style:font-weight-asian="normal" style:font-name-complex="Proxima Nova1" style:font-size-complex="11pt" style:font-weight-complex="normal"/>
    </style:style>
    <style:style style:name="T55" style:family="text">
      <style:text-properties fo:font-variant="normal" fo:text-transform="none" fo:color="#000000" style:text-line-through-style="none" style:text-line-through-type="none" fo:font-size="11pt" fo:font-style="normal" style:text-underline-style="none" style:text-blinking="false" fo:background-color="transparent" loext:char-shading-value="0" style:font-name-asian="Proxima Nova1" style:font-size-asian="9.60000038146973pt" style:font-style-asian="normal" style:font-weight-asian="normal" style:font-name-complex="Proxima Nova1" style:font-size-complex="11pt" style:font-style-complex="normal" style:font-weight-complex="normal"/>
    </style:style>
    <style:style style:name="T56" style:family="text">
      <style:text-properties fo:font-variant="normal" fo:text-transform="none" fo:color="#000000" style:text-line-through-style="none" style:text-line-through-type="none" fo:font-size="11pt" style:text-underline-style="none" style:text-blinking="false" fo:background-color="transparent" loext:char-shading-value="0" style:font-name-asian="Proxima Nova1" style:font-size-asian="9.60000038146973pt" style:font-weight-asian="normal" style:font-name-complex="Proxima Nova1" style:font-size-complex="11pt" style:font-weight-complex="normal"/>
    </style:style>
    <style:style style:name="T57" style:family="text">
      <style:text-properties fo:font-variant="normal" fo:text-transform="none" fo:color="#000000" style:text-line-through-style="none" style:text-line-through-type="none" fo:font-size="11pt" style:text-underline-style="none" officeooo:rsid="001fd31b" style:text-blinking="false" fo:background-color="transparent" loext:char-shading-value="0" style:font-name-asian="Proxima Nova1" style:font-size-asian="9.60000038146973pt" style:font-weight-asian="normal" style:font-name-complex="Proxima Nova1" style:font-size-complex="11pt" style:font-weight-complex="normal"/>
    </style:style>
    <style:style style:name="T58" style:family="text">
      <style:text-properties fo:font-variant="normal" fo:text-transform="none" fo:color="#000000" style:text-line-through-style="none" style:text-line-through-type="none" fo:font-size="11pt" style:text-underline-style="none" officeooo:rsid="002ba44f" style:text-blinking="false" fo:background-color="transparent" loext:char-shading-value="0" style:font-name-asian="Proxima Nova1" style:font-size-asian="9.60000038146973pt" style:font-weight-asian="normal" style:font-name-complex="Proxima Nova1" style:font-size-complex="11pt" style:font-weight-complex="normal"/>
    </style:style>
    <style:style style:name="T59" style:family="text">
      <style:text-properties fo:font-variant="normal" fo:text-transform="none" fo:color="#000000" style:text-line-through-style="none" style:text-line-through-type="none" fo:font-size="11pt" style:text-underline-style="none" officeooo:rsid="002ded7c" style:text-blinking="false" fo:background-color="transparent" loext:char-shading-value="0" style:font-name-asian="Proxima Nova1" style:font-size-asian="9.60000038146973pt" style:font-weight-asian="normal" style:font-name-complex="Proxima Nova1" style:font-size-complex="11pt" style:font-weight-complex="normal"/>
    </style:style>
    <style:style style:name="T60" style:family="text">
      <style:text-properties fo:font-variant="normal" fo:text-transform="none" fo:color="#000000" style:text-line-through-style="none" style:text-line-through-type="none" fo:font-size="11pt" style:text-underline-style="none" officeooo:rsid="002d5abb" style:text-blinking="false" fo:background-color="transparent" loext:char-shading-value="0" style:font-name-asian="Proxima Nova1" style:font-size-asian="9.60000038146973pt" style:font-weight-asian="normal" style:font-name-complex="Proxima Nova1" style:font-size-complex="11pt" style:font-weight-complex="normal"/>
    </style:style>
    <style:style style:name="T61" style:family="text">
      <style:text-properties fo:font-variant="normal" fo:text-transform="none" fo:color="#000000" style:text-line-through-style="none" style:text-line-through-type="none" fo:font-size="11pt" style:text-underline-style="none" officeooo:rsid="002f1d18" style:text-blinking="false" fo:background-color="transparent" loext:char-shading-value="0" style:font-name-asian="Proxima Nova1" style:font-size-asian="9.60000038146973pt" style:font-weight-asian="normal" style:font-name-complex="Proxima Nova1" style:font-size-complex="11pt" style:font-weight-complex="normal"/>
    </style:style>
    <style:style style:name="T62" style:family="text">
      <style:text-properties fo:font-variant="normal" fo:text-transform="none" fo:color="#bf0041" style:text-line-through-style="none" style:text-line-through-type="none" fo:font-size="11pt" style:text-underline-style="none" style:text-blinking="false" fo:background-color="transparent" loext:char-shading-value="0" style:font-name-asian="Proxima Nova1" style:font-size-asian="9.60000038146973pt" style:font-weight-asian="normal" style:font-name-complex="Proxima Nova1" style:font-size-complex="11pt" style:font-weight-complex="normal"/>
    </style:style>
    <style:style style:name="T63" style:family="text">
      <style:text-properties fo:font-variant="normal" fo:text-transform="none" fo:color="#bf0041" style:text-line-through-style="none" style:text-line-through-type="none" fo:font-size="11pt" style:text-underline-style="none" officeooo:rsid="002ded7c" style:text-blinking="false" fo:background-color="transparent" loext:char-shading-value="0" style:font-name-asian="Proxima Nova1" style:font-size-asian="9.60000038146973pt" style:font-weight-asian="normal" style:font-name-complex="Proxima Nova1" style:font-size-complex="11pt" style:font-weight-complex="normal"/>
    </style:style>
    <style:style style:name="T64" style:family="text">
      <style:text-properties fo:font-variant="normal" fo:text-transform="none" fo:color="#bf0041" style:text-line-through-style="none" style:text-line-through-type="none" fo:font-size="11pt" style:text-underline-style="none" officeooo:rsid="002f1d18" style:text-blinking="false" fo:background-color="transparent" loext:char-shading-value="0" style:font-name-asian="Proxima Nova1" style:font-size-asian="9.60000038146973pt" style:font-weight-asian="normal" style:font-name-complex="Proxima Nova1" style:font-size-complex="11pt" style:font-weight-complex="normal"/>
    </style:style>
    <style:style style:name="T65" style:family="text">
      <style:text-properties fo:font-variant="normal" fo:text-transform="none" fo:color="#bf0041" style:text-line-through-style="none" style:text-line-through-type="none" fo:font-size="11pt" style:text-underline-style="none" officeooo:rsid="0030a42a" style:text-blinking="false" fo:background-color="transparent" loext:char-shading-value="0" style:font-name-asian="Proxima Nova1" style:font-size-asian="9.60000038146973pt" style:font-weight-asian="normal" style:font-name-complex="Proxima Nova1" style:font-size-complex="11pt" style:font-weight-complex="normal"/>
    </style:style>
    <style:style style:name="T66" style:family="text">
      <style:text-properties fo:color="#bf0041"/>
    </style:style>
    <style:style style:name="T67" style:family="text">
      <style:text-properties fo:color="#bf0041" officeooo:rsid="0031d957"/>
    </style:style>
    <style:style style:name="T68" style:family="text">
      <style:text-properties officeooo:rsid="0030a42a"/>
    </style:style>
    <style:style style:name="T69" style:family="text">
      <style:text-properties officeooo:rsid="003173b8"/>
    </style:style>
    <style:style style:name="T70" style:family="text">
      <style:text-properties officeooo:rsid="0031d957"/>
    </style:style>
    <style:style style:name="T71" style:family="text">
      <style:text-properties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Feasibility Guidance</text:h>
      <text:h text:style-name="P23" text:outline-level="2">1. Purpose of the document</text:h>
      <text:p text:style-name="P29"><text:span text:style-name="T3"/></text:p>
      <text:p text:style-name="P30"><text:tab/><text:span text:style-name="T7">Th</text:span><text:span text:style-name="T6">e Feasibility</text:span><text:span text:style-name="T8"> </text:span><text:span text:style-name="T6">document </text:span><text:span text:style-name="T8">will the product of collaborative efforts from within the RSE team to assess how practical the proposed project is and to ensure that proper consideration is given to the likelihood of a </text:span><text:span text:style-name="T6">successful</text:span><text:span text:style-name="T8"> outcome. At a minimum, a </text:span><text:span text:style-name="T6">successful</text:span><text:span text:style-name="T8"> outcome would be considered </text:span><text:span text:style-name="T6">achieved</text:span><text:span text:style-name="T8"> if all </text:span><text:span text:style-name="T9">Must Have</text:span><text:span text:style-name="T10"> </text:span><text:span text:style-name="T11">requirements are completed at the end of the project. </text:span><text:span text:style-name="T12">The most effective assessment will be ensured if opinions are sought from all RSE team members who will be involved in producing the requirements and from those with specialist experience.</text:span></text:p>
      <text:p text:style-name="P54"><text:span text:style-name="T22"><text:tab/></text:span><text:span text:style-name="T21">A</text:span><text:span text:style-name="T22">t this point, a collective decision by the RSE team has been made to investigate the </text:span><text:span text:style-name="T18">Feasibility</text:span><text:span text:style-name="T4"> </text:span><text:span text:style-name="T22">but this does not preclude a subsequent decision that the project in its current form is not feasible. An evolving understanding of the research goals and the context of the project may feed into this decision.</text:span></text:p>
      <text:p text:style-name="P55"><text:span text:style-name="T22"><text:tab/></text:span><text:span text:style-name="T20">In discussing the Feasibility as a team it is necessary to suggest suitable time allocations for the various tasks that can be agreed upon. A </text:span><text:span text:style-name="T17">High Level Cost</text:span><text:span text:style-name="T20"> calculation spreadsheet can be used to model time allocations.</text:span></text:p>
      <text:p text:style-name="P31"><text:span text:style-name="T20"><text:tab/></text:span><text:span text:style-name="T21">I</text:span><text:span text:style-name="T20">t is intended as an internal facing document, though considerable portions of this document may be reused in the creation of a </text:span><text:span text:style-name="T17">Product Quote</text:span><text:span text:style-name="T24"> and may be used in technical appendices to a funding application.</text:span></text:p>
      <text:p text:style-name="P32"><text:span text:style-name="T24"><text:tab/>Unlike the Terms of Reference document, the Feasibility must be peer reviewed internally and approved before progressing to the </text:span><text:span text:style-name="T17">Product Quote</text:span><text:span text:style-name="T24"> stage.</text:span></text:p>
      <text:h text:style-name="P24" text:outline-level="2">2. Completing the Feasibility</text:h>
      <text:h text:style-name="P25" text:outline-level="2">2.1 BUSINESS CASE</text:h>
      <text:p text:style-name="P33"/>
      <text:p text:style-name="P30"><text:tab/>This section requires a<text:span text:style-name="T5"> considered j</text:span><text:span text:style-name="T13">ustification for the project from strategic perspective</text:span><text:span text:style-name="T14">.</text:span><text:span text:style-name="T15"> This section must demonstrate that the project has research value and is in alignment with the strategic goals of the RSE team</text:span><text:span text:style-name="T16"> and the wider institutions involved. The content of this section might borrow considerably from the completed Terms of Reference document, in particular the Background Context section.</text:span></text:p>
      <text:p text:style-name="P34"><text:span text:style-name="T16"/></text:p>
      <table:table table:name="Table1" table:style-name="Table1">
        <table:table-column table:style-name="Table1.A"/>
        <table:table-column table:style-name="Table1.B"/>
        <table:table-row>
          <table:table-cell table:style-name="Table1.A1" office:value-type="string">
            <text:p text:style-name="P3">Example Question<text:span text:style-name="T39">s and prompts</text:span></text:p>
          </table:table-cell>
          <table:table-cell table:style-name="Table1.B1" office:value-type="string">
            <text:p text:style-name="P5">Check</text:p>
          </table:table-cell>
        </table:table-row>
        <table:table-row>
          <table:table-cell table:style-name="Table1.A2" office:value-type="string">
            <text:p text:style-name="P8">What distinguishes this research as particularly ambitious or innovative?</text:p>
          </table:table-cell>
          <table:table-cell table:style-name="Table1.B2" office:value-type="string">
            <text:p text:style-name="P11"/>
          </table:table-cell>
        </table:table-row>
        <table:table-row>
          <table:table-cell table:style-name="Table1.A6" office:value-type="string">
            <text:p text:style-name="P8">Does the project align with current internal goals and strategies?</text:p>
          </table:table-cell>
          <table:table-cell table:style-name="Table1.B6" office:value-type="string">
            <text:p text:style-name="P11"/>
          </table:table-cell>
        </table:table-row>
        <table:table-row>
          <table:table-cell table:style-name="Table1.A6" office:value-type="string">
            <text:p text:style-name="P9">Does the project align with internal research interests?</text:p>
          </table:table-cell>
          <table:table-cell table:style-name="Table1.B6" office:value-type="string">
            <text:p text:style-name="P11"/>
          </table:table-cell>
        </table:table-row>
        <table:table-row>
          <table:table-cell table:style-name="Table1.A6" office:value-type="string">
            <text:p text:style-name="P12">Does the project offer an opportunity to engage with new technology and approaches?</text:p>
          </table:table-cell>
          <table:table-cell table:style-name="Table1.B6" office:value-type="string">
            <text:p text:style-name="P11"/>
          </table:table-cell>
        </table:table-row>
        <table:table-row>
          <table:table-cell table:style-name="Table1.A6" office:value-type="string">
            <text:p text:style-name="P12">Does the project offer an opportunity to develop a mutually beneficial strategic relationship with an interesting partner?</text:p>
          </table:table-cell>
          <table:table-cell table:style-name="Table1.B6" office:value-type="string">
            <text:p text:style-name="P11"/>
          </table:table-cell>
        </table:table-row>
      </table:table>
      <text:h text:style-name="Heading_20_3" text:outline-level="3"><text:soft-page-break/>2.2 REQUIR<text:span text:style-name="T40">E</text:span>MENTS</text:h>
      <text:p text:style-name="P35"/>
      <text:p text:style-name="P28"><text:span text:style-name="T40"><text:tab/>This section builds upon and refines the project requirements identified in the Terms of Reference. High level requirements might be broken down into more specific tasks and new requirements may emerge after consultation with Developers and UI/UX Developers that are pre-requisites for other requirements. As before, a</text:span><text:span text:style-name="T32">ll requirements should be considered from infrastructure upwards</text:span><text:span text:style-name="T33">, and it may be helpful to apply the same tests as before:</text:span></text:p>
      <text:p text:style-name="P37"><text:span text:style-name="T25"><text:tab/></text:span><text:span text:style-name="T31">Must Have </text:span><text:span text:style-name="T26">requirements <text:s/>(M) are those that would compromise the rationale of the project if not delivered. Test whether the core goals of the research can still be met, even at considerable inconvenience, if this requirement were not fulfilled.</text:span></text:p>
      <text:p text:style-name="P37"><text:span text:style-name="T26"><text:tab/></text:span><text:span text:style-name="T31">Should Have </text:span><text:span text:style-name="T26">requirements (S) are those that would significantly improve workflow and reduce inconvenience for users attempting to achieve a core goal of the research. Additionally, these requirements, if not directly applicable to a particular </text:span><text:span text:style-name="T31">M </text:span><text:span text:style-name="T26">requirement, may be of secondary importance to the core research goals.</text:span></text:p>
      <text:p text:style-name="P37"><text:span text:style-name="T26"><text:tab/></text:span><text:span text:style-name="T31">Could Have </text:span><text:span text:style-name="T26">requirements (C) are those that provide marginal improvements in workflow and may be aesthetic or of tertiary importance to the core research goals.</text:span></text:p>
      <text:p text:style-name="P36"><text:span text:style-name="T24"><text:tab/></text:span><text:span text:style-name="T30">Would Have </text:span><text:span text:style-name="T41">requirements (W) are those that are likely to be aspirational in nature but present significant technical and practical obstacles given the timeframe and funding proposed. They may present very marginal benefits to the overall project goal, or may be more suited to follow on research pending the successful completion of the initial project. </text:span></text:p>
      <text:p text:style-name="P48"><text:span text:style-name="T27"><text:tab/></text:span><text:span text:style-name="T34">The matrix below offers some prompts and key questions for effectively completing this section. It is not exhaustive but aims to stimulate </text:span><text:span text:style-name="T35">internal</text:span><text:span text:style-name="T34"> conversation in a productive way.</text:span></text:p>
      <table:table table:name="Table3" table:style-name="Table3">
        <table:table-column table:style-name="Table3.A"/>
        <table:table-column table:style-name="Table3.B"/>
        <table:table-row>
          <table:table-cell table:style-name="Table3.A1" office:value-type="string">
            <text:p text:style-name="P4">Example Question<text:span text:style-name="T39">s and prompts</text:span></text:p>
          </table:table-cell>
          <table:table-cell table:style-name="Table3.B1" office:value-type="string">
            <text:p text:style-name="P5">Check</text:p>
          </table:table-cell>
        </table:table-row>
        <table:table-row>
          <table:table-cell table:style-name="Table3.A9" office:value-type="string">
            <text:p text:style-name="P13">Will the project require dedicated infrastructure?<text:span text:style-name="T49"> If so, where will it be hosted?</text:span></text:p>
          </table:table-cell>
          <table:table-cell table:style-name="Table3.B9" office:value-type="string">
            <text:p text:style-name="P11"/>
          </table:table-cell>
        </table:table-row>
        <table:table-row>
          <table:table-cell table:style-name="Table3.A9" office:value-type="string">
            <text:p text:style-name="P13">What key services will any dedicated infrastructure need to provide? e.g. Image server, Web server, High Powered Comput<text:span text:style-name="T47">ing</text:span> etc.</text:p>
          </table:table-cell>
          <table:table-cell table:style-name="Table3.B9" office:value-type="string">
            <text:p text:style-name="P11"/>
          </table:table-cell>
        </table:table-row>
        <table:table-row>
          <table:table-cell table:style-name="Table3.A9" office:value-type="string">
            <text:p text:style-name="P14">How much <text:span text:style-name="T49">disk </text:span>storage is likely to be required?</text:p>
          </table:table-cell>
          <table:table-cell table:style-name="Table3.B9" office:value-type="string">
            <text:p text:style-name="P11"/>
          </table:table-cell>
        </table:table-row>
        <table:table-row>
          <table:table-cell table:style-name="Table3.A9" office:value-type="string">
            <text:p text:style-name="P10">Is there a minimum appropriate <text:span text:style-name="T46">technical </text:span>specification for <text:span text:style-name="T49">the infrastructure?</text:span></text:p>
          </table:table-cell>
          <table:table-cell table:style-name="Table3.B9" office:value-type="string">
            <text:p text:style-name="P11"/>
          </table:table-cell>
        </table:table-row>
        <table:table-row>
          <table:table-cell table:style-name="Table3.A9" office:value-type="string">
            <text:p text:style-name="P13">Does the project require a website? <text:span text:style-name="T44">If so, list the essential user actions that must be accomplished.</text:span></text:p>
          </table:table-cell>
          <table:table-cell table:style-name="Table3.B9" office:value-type="string">
            <text:p text:style-name="P11"/>
          </table:table-cell>
        </table:table-row>
        <table:table-row>
          <table:table-cell table:style-name="Table3.A9" office:value-type="string">
            <text:p text:style-name="P17"><text:span text:style-name="T48">W</text:span>hat are the key user interactions that should be possible? e.g. textual search, faceted search, free browsing, data entry, moderated contributions, <text:span text:style-name="T45">forums, map visualisations, data visualisations, API etc?</text:span></text:p>
          </table:table-cell>
          <table:table-cell table:style-name="Table3.B9" office:value-type="string">
            <text:p text:style-name="P11"/>
          </table:table-cell>
        </table:table-row>
        <table:table-row>
          <table:table-cell table:style-name="Table3.A9" office:value-type="string">
            <text:p text:style-name="P15">Does the project require bespoke data structure? If so, which forms are most suitable? e.g relational database, graph database, XML etc.</text:p>
          </table:table-cell>
          <table:table-cell table:style-name="Table3.B9" office:value-type="string">
            <text:p text:style-name="P11"/>
          </table:table-cell>
        </table:table-row>
        <table:table-row>
          <table:table-cell table:style-name="Table3.A9" office:value-type="string">
            <text:p text:style-name="P16">Are there domain specific conventions and standards that must be observed, such as data formats, ontologies etc? </text:p>
          </table:table-cell>
          <table:table-cell table:style-name="Table3.B9" office:value-type="string">
            <text:p text:style-name="P11"/>
          </table:table-cell>
        </table:table-row>
        <table:table-row>
          <table:table-cell table:style-name="Table3.A10" office:value-type="string">
            <text:p text:style-name="P14">What are the design requirements of the website? e.g. a landmark resource with a strong brand identity, limited brand identity with a focus on specialist functionality, or a completely standard <text:soft-page-break/>backend interface which will only be used by the project team etc.</text:p>
          </table:table-cell>
          <table:table-cell table:style-name="Table3.B10" office:value-type="string">
            <text:p text:style-name="P11"/>
          </table:table-cell>
        </table:table-row>
        <table:table-row>
          <table:table-cell table:style-name="Table3.A12" office:value-type="string">
            <text:p text:style-name="P18">Will the resource draw upon third-party data or resources?</text:p>
          </table:table-cell>
          <table:table-cell table:style-name="Table3.B12" office:value-type="string">
            <text:p text:style-name="P11"/>
          </table:table-cell>
        </table:table-row>
        <table:table-row>
          <table:table-cell table:style-name="Table3.A12" office:value-type="string">
            <text:p text:style-name="P19">Will there be consultancy products? e.g. reports, scoping documents, design guidelines, etc.</text:p>
          </table:table-cell>
          <table:table-cell table:style-name="Table3.B12" office:value-type="string">
            <text:p text:style-name="P11"/>
          </table:table-cell>
        </table:table-row>
        <table:table-row>
          <table:table-cell table:style-name="Table3.A13" office:value-type="string">
            <text:p text:style-name="P20"><text:span text:style-name="T40">C</text:span>ategorise th<text:span text:style-name="T40">e</text:span>s<text:span text:style-name="T40">e</text:span> requirements into the MoSCoW classification</text:p>
          </table:table-cell>
          <table:table-cell table:style-name="Table3.B13" office:value-type="string">
            <text:p text:style-name="P11"/>
          </table:table-cell>
        </table:table-row>
      </table:table>
      <text:p text:style-name="P47"><text:span text:style-name="T41"/></text:p>
      <text:h text:style-name="P26" text:outline-level="3"><text:span text:style-name="T49">2.3 </text:span>SOLUTION ARCHITECTURE DEFINITION</text:h>
      <text:p text:style-name="P56"><text:bookmark text:name="_3dy6vkm"/><text:span text:style-name="T42"><text:tab/></text:span><text:span text:style-name="T43">This section should provide an overview of the stack of technologies to employed and justification for their applicability. <text:line-break/></text:span></text:p>
      <table:table table:name="Table2" table:style-name="Table2">
        <table:table-column table:style-name="Table2.A"/>
        <table:table-column table:style-name="Table2.B"/>
        <table:table-row>
          <table:table-cell table:style-name="Table2.A1" office:value-type="string">
            <text:p text:style-name="P7">Actions</text:p>
          </table:table-cell>
          <table:table-cell table:style-name="Table2.B1" office:value-type="string">
            <text:p text:style-name="P6">Check</text:p>
          </table:table-cell>
        </table:table-row>
        <table:table-row>
          <table:table-cell table:style-name="Table2.A3" office:value-type="string">
            <text:p text:style-name="P22">For each requirement, specify the technological solution suggested.</text:p>
          </table:table-cell>
          <table:table-cell table:style-name="Table2.B3" office:value-type="string">
            <text:p text:style-name="P21"/>
          </table:table-cell>
        </table:table-row>
        <table:table-row>
          <table:table-cell table:style-name="Table2.A3" office:value-type="string">
            <text:p text:style-name="P22">If possible, suggest a fallback solution for each requirement.</text:p>
          </table:table-cell>
          <table:table-cell table:style-name="Table2.B3" office:value-type="string">
            <text:p text:style-name="P21"/>
          </table:table-cell>
        </table:table-row>
        <table:table-row>
          <table:table-cell table:style-name="Table2.A4" office:value-type="string">
            <text:p text:style-name="P22">Make clear the level of RSE team experience in building solutions from the suggested software stack.</text:p>
          </table:table-cell>
          <table:table-cell table:style-name="Table2.B4" office:value-type="string">
            <text:p text:style-name="P21"/>
          </table:table-cell>
        </table:table-row>
      </table:table>
      <text:p text:style-name="P49"/>
      <text:h text:style-name="Heading_20_3" text:outline-level="3">2.4 <text:span text:style-name="T50">DEVELOPMENT APPROACH DEFINITION</text:span></text:h>
      <text:p text:style-name="Text_20_body"/>
      <text:p text:style-name="P41"><text:tab/><text:span text:style-name="T51">This section may be largely boilerplate text and should be specific to the RSE team's implementation of whichever project management model is being followed. This documentation assumes by default that RSEs are using a variant of an Agile workflow.</text:span></text:p>
      <text:p text:style-name="P53"><text:span text:style-name="T36">Example</text:span><text:span text:style-name="T37"> text</text:span><text:span text:style-name="T36">:</text:span></text:p>
      <text:p text:style-name="P50"><text:span text:style-name="T52"><text:tab/></text:span><text:span text:style-name="T53">[RSE Team</text:span><text:span text:style-name="T54">'s</text:span><text:span text:style-name="T53">]</text:span><text:span text:style-name="T57"> Software Development Life Cycle (SDLC) uses </text:span><text:span text:style-name="T58">an </text:span><text:span text:style-name="T57">Agile methodology whereby work proceeds in increments and the product is iteratively developed. Wherever possible and applicable, unit tests will be created to guarantee the quality and sustainability of the code. All the source code will be hosted in an open source repository on </text:span><text:span text:style-name="T65">[versioning solution]</text:span><text:span text:style-name="T57">.<text:line-break/></text:span><text:span text:style-name="T59"><text:tab/></text:span><text:span text:style-name="T57">Work increments will address prioriti</text:span><text:span text:style-name="T58">sed</text:span><text:span text:style-name="T57"> requirements (as detailed above). Each increment of work will followed by a</text:span><text:span text:style-name="T58">n internal </text:span><text:span text:style-name="T57">review</text:span><text:span text:style-name="T58"> and partner</text:span><text:span text:style-name="T57"> to inform the focus of the next work increment and to re-prioritise the requirements</text:span><text:span text:style-name="T58"> according to </text:span><text:span text:style-name="T59">circumstances. W</text:span><text:span text:style-name="T60">ork on subsequent increments will not progress until appropriate user tests have been documented by the project team and necessary feedback has been received.</text:span><text:span text:style-name="T57"><text:line-break/></text:span><text:span text:style-name="T59"><text:tab/></text:span><text:span text:style-name="T57">Technical documentation will be maintained throughout the project for each of the components developed and for the processes used. The project will employ existing </text:span><text:span text:style-name="T63">[RSE Team]</text:span><text:span text:style-name="T57"> project management tools for issue tracking and documentation.</text:span><text:span text:style-name="T59"> Project tasks will be logged, assigned and progressed through these tools.</text:span></text:p>
      <text:p text:style-name="P51"><text:span text:style-name="T56"><text:tab/>A development change freeze will be in effect at </text:span><text:span text:style-name="T62">X</text:span><text:span text:style-name="T65">X</text:span><text:span text:style-name="T62"> </text:span><text:span text:style-name="T56">weeks prior to the end of the project, after which no substantial changes to agreed functionality or design will be undertaken.</text:span></text:p>
      <text:p text:style-name="P51"><text:span text:style-name="T56"><text:tab/></text:span><text:span text:style-name="T61">The project output will not reside on the </text:span><text:span text:style-name="T64">[RSE Team's] </text:span><text:span text:style-name="T61">infrastructure beyond the duration of the project without a signed Service Level Agreement with the commissioning project team.</text:span></text:p>
      <text:p text:style-name="P51"><text:span text:style-name="T61"/></text:p>
      <text:p text:style-name="P52"><text:soft-page-break/><text:span text:style-name="T61"><text:tab/></text:span><text:span text:style-name="T55">This text should make clear the commitments and responsibilities of the RSE Team and the Project Team in moving development forward effectively, by outlining the key stages of the development and establishing buy-in to the process.</text:span></text:p>
      <text:p text:style-name="P52"><text:span text:style-name="T55"/></text:p>
      <text:h text:style-name="Heading_20_3" text:outline-level="3">2.5 DELIVERY PLAN</text:h>
      <text:p text:style-name="Text_20_body"/>
      <text:p text:style-name="P42"><text:tab/><text:span text:style-name="T68">This section is used to outline the first phases of development and will specify the deliverables to be expected in the first increment. Since this SDLC assumes an Agile methodology, all subsequent increments are informed by the outcomes of the previous increments. It is appropriate therefore that detailed increment plans are reserved for the intervals between increments following a review.</text:span></text:p>
      <text:p text:style-name="P43"><text:tab/>Consider what essential underpinning is needed for the development to proceed; infrastructure, software configuration, data modelling, stakeholder workshops, solution scoping etc.</text:p>
      <text:p text:style-name="P43"/>
      <text:h text:style-name="Heading_20_3" text:outline-level="3">2.6 MANAGEMENT APPROACH DEFINITION</text:h>
      <text:p text:style-name="Text_20_body"/>
      <text:p text:style-name="P43"><text:tab/>Building on the Development Approach Definition, this section should make clear the delegation of institutional <text:span text:style-name="T69">and individual </text:span>responsibilities. The <text:span text:style-name="T17">Roles</text:span> needed in the project should be clearly identified, though it is not necessary to specify individuals at this stage.</text:p>
      <text:h text:style-name="Heading_20_3" text:outline-level="3">2.7 FORWARD PLANNING DEFINITION</text:h>
      <text:p text:style-name="Text_20_body"/>
      <text:p text:style-name="P44"><text:tab/>It is becoming increasingly understood how important it is to have a long-term strategy for the maintenance of digital research outputs.</text:p>
      <text:p text:style-name="P44"><text:tab/>This section should address the question of archiving and assess the amenability of the digital product to archiving. Useful guidelines for this assessment are provided by Stanford University Press and have been deposited in this toolset as <text:span text:style-name="T17">Amenability_to_Archiving_SUP</text:span><text:span text:style-name="T19"> </text:span><text:span text:style-name="T28"><text:s/>in the Other Useful Guidance folder.</text:span></text:p>
      <text:p text:style-name="P46"><text:span text:style-name="T28"><text:tab/></text:span><text:span text:style-name="T24">This section should additionally consider any requirements the funder might specify about archiving and sustainability and may contain some boilerplate text.</text:span></text:p>
      <text:p text:style-name="P40"><text:span text:style-name="T23">Example boilerplate text:</text:span></text:p>
      <text:p text:style-name="P38"><text:bookmark text:name="docs-internal-guid-2a345e24-7fff-96d1-4079-3c6b2b235c7f"/><text:span text:style-name="T29"><text:tab/></text:span>Where <text:span text:style-name="T70">funders require</text:span>, <text:span text:style-name="T67">[RSE Team]</text:span><text:span text:style-name="T66"> </text:span>makes full provision for hosting and maintaining the project’s online resource for a period of <text:span text:style-name="T67">XX</text:span> years beyond the funded period. This provision is included in the costings, and will be formalised in a Service Level Agreement (‘SLA’) that will be signed by <text:span text:style-name="T67">[RSE Team]</text:span><text:span text:style-name="T66"> </text:span><text:s/>and the project partners prior to the end of the funded period. Six months before the end of the initial SLA <text:span text:style-name="T67">[RSE Team]</text:span> will contact the partners to discuss available options, including ongoing maintenance under a new SLA, archiving and/or preservation to ensure the project is properly managed even in the event ongoing funding is unavailable. </text:p>
      <text:p text:style-name="P39"><text:soft-page-break/><text:tab/></text:p>
      <text:p text:style-name="P39"><text:span text:style-name="T24"/></text:p>
      <text:p text:style-name="P4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roxima Nova" svg:font-family="'Proxima Nova'"/>
    <style:font-face style:name="Arial Unicode MS1" svg:font-family="'Arial Unicode MS'" style:font-family-generic="swiss"/>
    <style:font-face style:name="Liberation Serif" svg:font-family="'Liberation Serif'" style:font-family-generic="roman" style:font-pitch="variable"/>
    <style:font-face style:name="Times1" svg:font-family="Times" style:font-family-generic="roman" style:font-pitch="variable"/>
    <style:font-face style:name="Times" svg:font-family="Times" style:font-adornments="Regular" style:font-family-generic="roman" style:font-pitch="variable"/>
    <style:font-face style:name="Helvetica2"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Ligh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Proxima Nova1" svg:font-family="'Proxima Nova'"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Times" fo:font-family="Times" style:font-style-name="Regular" style:font-family-generic="roman" style:font-pitch="variable" fo:font-size="11pt"/>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Helvetica" fo:font-family="Helvetica" style:font-style-name="Bold"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Helvetica1" fo:font-family="Helvetica" style:font-style-name="Light" style:font-family-generic="swiss" style:font-pitch="variable" fo:font-size="115%" fo:font-weight="25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Helvetica1" fo:font-family="Helvetica" style:font-style-name="Light" style:font-family-generic="swiss" style:font-pitch="variable" fo:font-size="101%" fo:font-weight="250"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Helvetica2" fo:font-size="8pt" style:font-size-asian="7pt" style:font-size-complex="8pt"/>
    </style:style>
    <style:style style:name="MP2" style:family="paragraph" style:parent-style-name="Header">
      <style:paragraph-properties fo:text-align="start" style:justify-single-word="false"/>
      <style:text-properties style:font-name="Helvetica2" fo:font-size="8pt" style:font-size-asian="7pt" style:font-size-complex="8pt"/>
    </style:style>
    <style:style style:name="MT1" style:family="text">
      <style:text-properties officeooo:rsid="001e4499"/>
    </style:style>
    <style:style style:name="MT2" style:family="text">
      <style:text-properties officeooo:rsid="0022f24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5</text:page-number><text:span text:style-name="MT1"><text:s/>of </text:span><text:span text:style-name="MT1"><text:page-count>5</text:page-count></text:span></text:p>
        <text:p text:style-name="MP2"><text:title/><text:span text:style-name="MT2">Feasibility Guidance</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13:27:05.680188860</meta:creation-date>
    <meta:editing-duration>PT1H11M51S</meta:editing-duration>
    <meta:editing-cycles>15</meta:editing-cycles>
    <meta:generator>LibreOffice/6.1.0.3$MacOSX_X86_64 LibreOffice_project/efb621ed25068d70781dc026f7e9c5187a4decd1</meta:generator>
    <dc:date>2018-08-24T16:20:18.649563857</dc:date>
    <meta:document-statistic meta:table-count="3" meta:image-count="0" meta:object-count="0" meta:page-count="5" meta:paragraph-count="67" meta:word-count="1534" meta:character-count="10110" meta:non-whitespace-character-count="8604"/>
    <meta:template xlink:type="simple" xlink:actuate="onRequest" xlink:title="SDLC new template" xlink:href="../../../../../Library/Application%20Support/LibreOffice/4/user/template/SDLC%20new%20template.ott" meta:date="2018-08-24T13:27:05.359341439"/>
  </office:meta>
</office:document-meta>
</file>